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b83b0" officeooo:paragraph-rsid="000b83b0" style:font-size-asian="12pt" style:font-size-complex="12pt"/>
    </style:style>
    <style:style style:name="P2" style:family="paragraph" style:parent-style-name="Standard">
      <style:text-properties fo:font-size="12pt" officeooo:rsid="000c8e33" officeooo:paragraph-rsid="000c8e33" style:font-size-asian="12pt" style:font-size-complex="12pt"/>
    </style:style>
    <style:style style:name="P3" style:family="paragraph" style:parent-style-name="Standard">
      <style:text-properties fo:font-size="12pt" officeooo:rsid="000cf629" officeooo:paragraph-rsid="000cf629" style:font-size-asian="12pt" style:font-size-complex="12pt"/>
    </style:style>
    <style:style style:name="P4" style:family="paragraph" style:parent-style-name="Standard">
      <style:text-properties fo:font-size="12pt" officeooo:rsid="000d4db2" officeooo:paragraph-rsid="000d4db2" style:font-size-asian="12pt" style:font-size-complex="12pt"/>
    </style:style>
    <style:style style:name="P5" style:family="paragraph" style:parent-style-name="Standard">
      <style:text-properties fo:font-size="12pt" officeooo:rsid="000d5be5" officeooo:paragraph-rsid="000d5be5" style:font-size-asian="12pt" style:font-size-complex="12pt"/>
    </style:style>
    <style:style style:name="P6" style:family="paragraph" style:parent-style-name="Standard">
      <style:text-properties fo:font-size="12pt" officeooo:rsid="000ee1d1" officeooo:paragraph-rsid="000ee1d1" style:font-size-asian="12pt" style:font-size-complex="12pt"/>
    </style:style>
    <style:style style:name="P7" style:family="paragraph" style:parent-style-name="Standard">
      <style:text-properties fo:font-size="12pt" officeooo:rsid="000ee1d1" officeooo:paragraph-rsid="000f07c1" style:font-size-asian="12pt" style:font-size-complex="12pt"/>
    </style:style>
    <style:style style:name="P8" style:family="paragraph" style:parent-style-name="Standard">
      <style:text-properties fo:font-size="12pt" officeooo:rsid="000f07c1" officeooo:paragraph-rsid="000f07c1" style:font-size-asian="12pt" style:font-size-complex="12pt"/>
    </style:style>
    <style:style style:name="P9" style:family="paragraph" style:parent-style-name="Standard">
      <style:text-properties fo:font-size="12pt" officeooo:rsid="000f0c36" officeooo:paragraph-rsid="000f0c36" style:font-size-asian="12pt" style:font-size-complex="12pt"/>
    </style:style>
    <style:style style:name="P10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size="12pt" officeooo:rsid="000d5be5" officeooo:paragraph-rsid="000d5be5" style:font-size-asian="12pt" style:font-size-complex="12pt"/>
    </style:style>
    <style:style style:name="T1" style:family="text">
      <style:text-properties officeooo:rsid="000c8e33"/>
    </style:style>
    <style:style style:name="T2" style:family="text">
      <style:text-properties officeooo:rsid="000cf629"/>
    </style:style>
    <style:style style:name="T3" style:family="text">
      <style:text-properties officeooo:rsid="000d4db2"/>
    </style:style>
    <style:style style:name="T4" style:family="text">
      <style:text-properties officeooo:rsid="000d5be5"/>
    </style:style>
    <style:style style:name="T5" style:family="text">
      <style:text-properties officeooo:rsid="000ee1d1"/>
    </style:style>
    <style:style style:name="T6" style:family="text">
      <style:text-properties officeooo:rsid="000f07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ção</text:p>
      <text:p text:style-name="P1"/>
      <text:p text:style-name="P1">É dada uma rede de franchising de uma empresa, que se divide em sub-redes, onde uma sub-rede é o conjunto de pontos, em que cada ponto tem caminho de ida e volta para outro ponto da mesma sub-rede. O problema consiste em encontrar o número de sub-redes e as ligações às outras sub-redes na mesma rede.</text:p>
      <text:p text:style-name="P1"/>
      <text:p text:style-name="P1">Descrição da solução</text:p>
      <text:p text:style-name="P1"/>
      <text:p text:style-name="P1">solução:</text:p>
      <text:p text:style-name="P1">- <text:span text:style-name="T1">interpretou-se</text:span> a rede como um grafo dirigido, <text:span text:style-name="T1">não pesado</text:span>;</text:p>
      <text:p text:style-name="P1">- as sub-redes corresponderão às componentes fortemente ligadas, que agora denominaremos por SCC (strongly connected component)</text:p>
      <text:p text:style-name="P1">- as ligações entre sub-redes correspondem ao arco com cujos vértices de saida e entrada correspondem aos vértice de menor identificador de cada SCC;</text:p>
      <text:p text:style-name="P1"/>
      <text:p text:style-name="P1">- <text:span text:style-name="T1">a nossa solução particular foi escrita em C++</text:span></text:p>
      <text:p text:style-name="P1"/>
      <text:p text:style-name="P1">- <text:span text:style-name="T1">grafo: G=(V, E), onde V é o conjunto de vértices e E é o conjunto de arestas</text:span></text:p>
      <text:p text:style-name="P1">- <text:span text:style-name="T1">o grafo foi representado internamente como uma lista de adjacencias, cujo vector tem tamanho #V e cada lista tem tamanho d(i), com d(i) = grau do vértice de identificador i</text:span></text:p>
      <text:p text:style-name="P1"/>
      <text:p text:style-name="P2">passos do algoritmo:</text:p>
      <text:p text:style-name="P2">1. leitura do input, alocação de memória e inserção de arestas;</text:p>
      <text:p text:style-name="P2">2. correr algoritmo de Tarjan para encontrar as SCCs do grafo</text:p>
      <text:p text:style-name="P2">3. ao mesmo tempo que corremos o Tarjan, calculamos o menor identificador para cada SCCe perccorremos a SCC, atribuindo o valor do menor identificador, que trataremos por minKey (minimum key), a cada vértice</text:p>
      <text:p text:style-name="P2">4. <text:span text:style-name="T2">criacao de um vector auxiliar com tamanho maxMK = max[minKey(j), minKey(i)], onde i, j são SCCs, com <text:s/>i =/= j, inicializando os elementos a NULL</text:span></text:p>
      <text:p text:style-name="P3">5. percorrer a lista de adjacencias, filtrando os resultados; o filtro consiste em ignorar todos os vértices cuja minKey é igual à da SCC currentemente percorrida pelo ciclo e adicionar, fazendo uma inserção ordenada sem entradas repetidas no vector auxiliar</text:p>
      <text:p text:style-name="P3">6. <text:s/>o algoritmo preserva o input, tornando o programa mais versátil para futuros algoritmos</text:p>
      <text:p text:style-name="P3">7. escrever o output no ecrã</text:p>
      <text:p text:style-name="P3">8. libertar memória previamente alocada</text:p>
      <text:p text:style-name="P3"/>
      <text:p text:style-name="P3">Análise teórica</text:p>
      <text:p text:style-name="P3"/>
      <text:p text:style-name="P3">Usando os passos anteriores:</text:p>
      <text:p text:style-name="P3">1. tempo: leitura O(E) e O(1) (inserção), alocação O(V) (vector)</text:p>
      <text:p text:style-name="P3"><text:tab/>total: O(V+E)</text:p>
      <text:p text:style-name="P3"><text:s text:c="3"/>memória: <text:span text:style-name="T3">O(E) → arestas; O(V) → vértices</text:span></text:p>
      <text:p text:style-name="P3"><text:tab/><text:span text:style-name="T3">total: O(V+E)</text:span></text:p>
      <text:p text:style-name="P4">2. tempo: tarjan tem tempo provado assimptoticamente como O(V+E)</text:p>
      <text:p text:style-name="P4"><text:s text:c="4"/>memória: tarjan_stack no pior dos casos – quando #SCC = 1 e elem_SCC = #V será O(V)</text:p>
      <text:p text:style-name="P4"><text:soft-page-break/>3.</text:p>
      <text:p text:style-name="P4">tempo:</text:p>
      <text:p text:style-name="P4"><text:tab/>cálculo do minKey – simples comparação – O(1);</text:p>
      <text:p text:style-name="P4"><text:tab/>atribuicao da minKey – feita em conjuncao com a stack, cada pop da <text:tab/><text:tab/><text:tab/>stack adiciona um elemento numa lista, percorrendo dita lista e <text:tab/><text:tab/>atribuindo o valor – no pior dos casos sera igual ao da stack – O(V)</text:p>
      <text:p text:style-name="P4">memoria:</text:p>
      <text:p text:style-name="P4"><text:tab/>no pior dos casos (listado acima), ambas a stack e a lista ocupam O(V)</text:p>
      <text:p text:style-name="P4">4.</text:p>
      <text:p text:style-name="P4">tempo:</text:p>
      <text:p text:style-name="P4"><text:tab/><text:span text:style-name="T4">o vector é percorrido logo teta(maxMK) e no pior caso maxMK = #V</text:span></text:p>
      <text:p text:style-name="P5">memoria:</text:p>
      <text:p text:style-name="P5"><text:tab/>no pior caso O(V)</text:p>
      <text:p text:style-name="P5"/>
      <text:p text:style-name="P5">***5.</text:p>
      <text:p text:style-name="P5">tempo: percorrer a lista e inserir ordenadamente</text:p>
      <text:p text:style-name="P10"><text:span text:style-name="T5">I)</text:span></text:p>
      <text:p text:style-name="P6">6.</text:p>
      <text:p text:style-name="P6">preserver o input pode custar, no máximo, o dobro da memória </text:p>
      <text:p text:style-name="P5"/>
      <text:p text:style-name="P6">7.</text:p>
      <text:p text:style-name="P6">tempo:</text:p>
      <text:p text:style-name="P6"><text:tab/><text:span text:style-name="T6">em geral, percorrer o vector de output é teta(maxMK + nº de ligações úteis); no pior caso, O(V+E)</text:span></text:p>
      <text:p text:style-name="P6"/>
      <text:p text:style-name="P8">8.</text:p>
      <text:p text:style-name="P8">tempo:</text:p>
      <text:p text:style-name="P8"><text:tab/>T(V + maxMK) cujo pior caso O(V)</text:p>
      <text:p text:style-name="P6"/>
      <text:p text:style-name="P7"><text:span text:style-name="T6">Análise prática</text:span></text:p>
      <text:p text:style-name="P7"/>
      <text:p text:style-name="P8">Os gráficos são lineares apesar de no pior caso o algoritmo ser O(V+E^3) porque a pior situação (ex.: ...) e situações muito próximas serem extremamente incomuns, especialmente com inputs grandes.</text:p>
      <text:p text:style-name="P9">O caso geral é teta(V+N*E), onde N é número de ligações ao quadr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8:17:17.539921713</meta:creation-date>
    <dc:date>2018-03-22T19:35:58.174653953</dc:date>
    <meta:editing-duration>PT3M48S</meta:editing-duration>
    <meta:editing-cycles>1</meta:editing-cycles>
    <meta:document-statistic meta:table-count="0" meta:image-count="0" meta:object-count="0" meta:page-count="2" meta:paragraph-count="52" meta:word-count="543" meta:character-count="3198" meta:non-whitespace-character-count="2677"/>
    <meta:generator>LibreOffice/5.4.5.1$Linux_X86_64 LibreOffice_project/40m0$Build-1</meta:generator>
  </office:meta>
</office:document-meta>
</file>